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  <style:style style:name="gr2" style:family="graphic" style:parent-style-name="standard">
      <style:graphic-properties svg:stroke-width="0.3cm" draw:fill="none" draw:fill-color="#ffffff" fo:padding-top="0.1cm" fo:padding-bottom="0.1cm" fo:padding-left="0.1cm" fo:padding-right="0.1cm"/>
    </style:style>
    <style:style style:name="gr3" style:family="graphic" style:parent-style-name="standard">
      <style:graphic-properties svg:stroke-width="0.1cm" draw:fill-color="#ffffff"/>
    </style:style>
    <style:style style:name="gr4" style:family="graphic" style:parent-style-name="standard">
      <style:graphic-properties svg:stroke-width="0.1cm"/>
    </style:style>
  </office:automatic-styles>
  <office:body>
    <office:drawing>
      <draw:page draw:name="page1" draw:style-name="dp1" draw:master-page-name="Default">
        <draw:g>
          <draw:glue-point draw:id="4" svg:x="1cm" svg:y="-5cm"/>
          <draw:glue-point draw:id="5" svg:x="1cm" svg:y="5cm"/>
          <draw:glue-point draw:id="6" svg:x="1cm" svg:y="0cm"/>
          <draw:line draw:style-name="gr1" draw:layer="layout" svg:x1="0.522cm" svg:y1="0cm" svg:x2="0.522cm" svg:y2="0.696cm">
            <text:p/>
          </draw:line>
          <draw:line draw:style-name="gr2" draw:layer="layout" svg:x1="0.174cm" svg:y1="0.696cm" svg:x2="0.87cm" svg:y2="0.696cm">
            <text:p/>
          </draw:line>
          <draw:polygon draw:style-name="gr3" draw:layer="layout" svg:width="0.696cm" svg:height="0.609cm" svg:x="0.174cm" svg:y="0.696cm" svg:viewBox="0 0 697 610" draw:points="348,0 0,610 697,610">
            <text:p/>
          </draw:polygon>
          <draw:line draw:style-name="gr1" draw:layer="layout" svg:x1="0.174cm" svg:y1="1.148cm" svg:x2="0cm" svg:y2="0.8cm">
            <text:p/>
          </draw:line>
          <draw:polygon draw:style-name="gr4" draw:layer="layout" svg:width="0.07cm" svg:height="0.111cm" svg:x="0cm" svg:y="0.8cm" svg:viewBox="0 0 71 112" draw:points="0,112 0,0 71,0">
            <text:p/>
          </draw:polygon>
          <draw:line draw:style-name="gr1" draw:layer="layout" svg:x1="0.243cm" svg:y1="0.974cm" svg:x2="0.07cm" svg:y2="0.626cm">
            <text:p/>
          </draw:line>
          <draw:polygon draw:style-name="gr4" draw:layer="layout" svg:width="0.07cm" svg:height="0.111cm" svg:x="0.07cm" svg:y="0.626cm" svg:viewBox="0 0 71 112" draw:points="0,112 0,0 71,0">
            <text:p/>
          </draw:polygon>
          <draw:line draw:style-name="gr1" draw:layer="layout" svg:x1="0.522cm" svg:y1="1.304cm" svg:x2="0.522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2 - Vertical LED</dc:title>
    <meta:creation-date>2011-02-07T17:11:46</meta:creation-date>
    <meta:editing-duration>P0D</meta:editing-duration>
    <meta:editing-cycles>1</meta:editing-cycles>
    <meta:document-statistic meta:object-count="9"/>
    <meta:generator>OpenOffice.org/3.3$Linux OpenOffice.org_project/330m20$Build-9567</meta:generator>
  </office:meta>
</office:document-meta>
</file>